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Artistic License Preamble</text:p>
      <text:p text:style-name="Standard"/>
      <text:p text:style-name="Standard">The intent of this document is to state the conditions under which a Package may </text:p>
      <text:p text:style-name="Standard">be copied, such that the Copyright Holder maintains some semblance of artistic </text:p>
      <text:p text:style-name="Standard">control over the development of the package, while giving the users of the </text:p>
      <text:p text:style-name="Standard">package the right to use and distribute the Package in a more-or-less customary </text:p>
      <text:p text:style-name="Standard">fashion, plus the right to make reasonable modifications.</text:p>
      <text:p text:style-name="Standard"/>
      <text:p text:style-name="Standard">Definitions:</text:p>
      <text:p text:style-name="Standard"/>
      <text:p text:style-name="Standard">"Package" refers to the collection of files distributed by the Copyright Holder, </text:p>
      <text:p text:style-name="Standard">and derivatives of that collection of files created through textual </text:p>
      <text:p text:style-name="Standard">modification. "Standard Version" refers to such a Package if it has not been </text:p>
      <text:p text:style-name="Standard">modified, or has been modified in accordance with the wishes of the Copyright </text:p>
      <text:p text:style-name="Standard">Holder. "Copyright Holder" is whoever is named in the copyright or copyrights </text:p>
      <text:p text:style-name="Standard">for the package. "You" is you, if you're thinking about copying or distributing </text:p>
      <text:p text:style-name="Standard">this Package. "Reasonable copying fee" is whatever you can justify on the basis </text:p>
      <text:p text:style-name="Standard">of media cost, duplication charges, time of people involved, and so on. (You </text:p>
      <text:p text:style-name="Standard">will not be required to justify it to the Copyright Holder, but only to the </text:p>
      <text:p text:style-name="Standard">computing community at large as a market that must bear the fee.) "Freely </text:p>
      <text:p text:style-name="Standard">Available" means that no fee is charged for the item itself, though there may be </text:p>
      <text:p text:style-name="Standard">fees involved in handling the item. It also means that recipients of the item </text:p>
      <text:p text:style-name="Standard">may redistribute it under the same conditions they received it. 1. You may make </text:p>
      <text:p text:style-name="Standard">and give away verbatim copies of the source form of the Standard Version of this </text:p>
      <text:p text:style-name="Standard">Package without restriction, provided that you duplicate all of the original </text:p>
      <text:p text:style-name="Standard">copyright notices and associated disclaimers.</text:p>
      <text:p text:style-name="Standard"/>
      <text:p text:style-name="Standard">2. You may apply bug fixes, portability fixes and other modifications derived </text:p>
      <text:p text:style-name="Standard">from the Public Domain or from the Copyright Holder. A Package modified in such </text:p>
      <text:p text:style-name="Standard">a way shall still be considered the Standard Version.</text:p>
      <text:p text:style-name="Standard"/>
      <text:p text:style-name="Standard">3. You may otherwise modify your copy of this Package in any way, provided that </text:p>
      <text:p text:style-name="Standard">you insert a prominent notice in each changed file stating how and when you </text:p>
      <text:p text:style-name="Standard">changed that file, and provided that you do at least ONE of the following:</text:p>
      <text:p text:style-name="Standard"/>
      <text:p text:style-name="Standard">a) place your modifications in the Public Domain or otherwise make them Freely </text:p>
      <text:p text:style-name="Standard">Available, such as by posting said modifications to Usenet or an equivalent </text:p>
      <text:p text:style-name="Standard">medium, or placing the modifications on a major archive site such as ftp.uu.net, </text:p>
      <text:p text:style-name="Standard">or by allowing the Copyright Holder to include your modifications in the </text:p>
      <text:p text:style-name="Standard">Standard Version of the Package.</text:p>
      <text:p text:style-name="Standard"/>
      <text:p text:style-name="Standard">b) use the modified Package only within your corporation or organization.</text:p>
      <text:p text:style-name="Standard"/>
      <text:p text:style-name="Standard">c) rename any non-standard executables so the names do not conflict with </text:p>
      <text:p text:style-name="Standard">standard executables, which must also be provided, and provide a separate manual </text:p>
      <text:p text:style-name="Standard">page for each non-standard executable that clearly documents how it differs from </text:p>
      <text:p text:style-name="Standard">the Standard Version.</text:p>
      <text:p text:style-name="Standard"/>
      <text:p text:style-name="Standard">d) make other distribution arrangements with the Copyright Holder.</text:p>
      <text:p text:style-name="Standard"/>
      <text:p text:style-name="Standard">4. You may distribute the programs of this Package in object code or executable </text:p>
      <text:p text:style-name="Standard">form, provided that you do at least ONE of the following:</text:p>
      <text:p text:style-name="Standard"><text:soft-page-break/></text:p>
      <text:p text:style-name="Standard">a) distribute a Standard Version of the executables and library files, together </text:p>
      <text:p text:style-name="Standard">with instructions (in the manual page or equivalent) on where to get the </text:p>
      <text:p text:style-name="Standard">Standard Version.</text:p>
      <text:p text:style-name="Standard"/>
      <text:p text:style-name="Standard">b) accompany the distribution with the machine-readable source of the Package </text:p>
      <text:p text:style-name="Standard">with your modifications.</text:p>
      <text:p text:style-name="Standard"/>
      <text:p text:style-name="Standard">c) accompany any non-standard executables with their corresponding Standard </text:p>
      <text:p text:style-name="Standard">Version executables, giving the non-standard executables non-standard names, and </text:p>
      <text:p text:style-name="Standard">clearly documenting the differences in manual pages (or equivalent), together </text:p>
      <text:p text:style-name="Standard">with instructions on where to get the Standard Version.</text:p>
      <text:p text:style-name="Standard"/>
      <text:p text:style-name="Standard">d) make other distribution arrangements with the Copyright Holder.</text:p>
      <text:p text:style-name="Standard"/>
      <text:p text:style-name="Standard">5. You may charge a reasonable copying fee for any distribution of this Package. </text:p>
      <text:p text:style-name="Standard">You may charge any fee you choose for support of this Package. You may not </text:p>
      <text:p text:style-name="Standard">charge a fee for this Package itself. However, you may distribute this Package </text:p>
      <text:p text:style-name="Standard">in aggregate with other (possibly commercial) programs as part of a larger </text:p>
      <text:p text:style-name="Standard">(possibly commercial) software distribution provided that you do not advertise </text:p>
      <text:p text:style-name="Standard">this Package as a product of your own.</text:p>
      <text:p text:style-name="Standard"/>
      <text:p text:style-name="Standard">6. The scripts and library files supplied as input to or produced as output from </text:p>
      <text:p text:style-name="Standard">the programs of this Package do not automatically fall under the copyright of </text:p>
      <text:p text:style-name="Standard">this Package, but belong to whomever generated them, and may be sold </text:p>
      <text:p text:style-name="Standard">commercially, and may be aggregated with this Package.</text:p>
      <text:p text:style-name="Standard"/>
      <text:p text:style-name="Standard">7. C or perl subroutines supplied by you and linked into this Package shall not </text:p>
      <text:p text:style-name="Standard">be considered part of this Package.</text:p>
      <text:p text:style-name="Standard"/>
      <text:p text:style-name="Standard">8. The name of the Copyright Holder may not be used to endorse or promote </text:p>
      <text:p text:style-name="Standard">products derived from this software without specific prior written permission.</text:p>
      <text:p text:style-name="Standard"/>
      <text:p text:style-name="Standard">9. THIS PACKAGE IS PROVIDED "AS IS" AND WITHOUT ANY EXPRESS OR IMPLIED </text:p>
      <text:p text:style-name="Standard">WARRANTIES, INCLUDING, WITHOUT LIMITATION, THE IMPLIED WARRANTIES OF </text:p>
      <text:p text:style-name="Standard">MERCHANTIBILITY AND FITNESS FOR A PARTICULAR PURPOSE.</text:p>
      <text:p text:style-name="Standard"/>
      <text:p text:style-name="Standard">The 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19:48:08.779063400</meta:creation-date>
    <dc:date>2026-02-10T19:48:12.551448200</dc:date>
    <meta:editing-duration>PT4S</meta:editing-duration>
    <meta:editing-cycles>1</meta:editing-cycles>
    <meta:document-statistic meta:table-count="0" meta:image-count="0" meta:object-count="0" meta:page-count="2" meta:paragraph-count="70" meta:word-count="767" meta:character-count="4742" meta:non-whitespace-character-count="3996"/>
    <meta:generator>LibreOffice/25.8.3.2$Windows_X86_64 LibreOffice_project/8ca8d55c161d602844f5428fa4b58097424e324e</meta:generator>
  </office:meta>
</office:document-meta>
</file>